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style:page-number="auto" fo:background-color="transparent"/>
      <style:text-properties fo:font-size="10pt" style:font-size-asian="10pt" style:font-size-complex="10pt"/>
    </style:style>
    <style:style style:name="P2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/>
      <style:text-properties fo:font-size="10pt" style:font-size-asian="10pt" style:font-size-complex="10pt"/>
    </style:style>
    <style:style style:name="P3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0c8a1f" officeooo:paragraph-rsid="000c8a1f" style:font-size-asian="10pt" style:font-size-complex="10pt"/>
    </style:style>
    <style:style style:name="P5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1ba9de" officeooo:paragraph-rsid="001ba9de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59676019" text:style-name="L1">
        <text:list-item>
          <text:p text:style-name="P1">A1</text:p>
        </text:list-item>
        <text:list-item>
          <text:p text:style-name="P2">aard-vark</text:p>
        </text:list-item>
        <text:list-item>
          <text:p text:style-name="P2">aard-wolf</text:p>
        </text:list-item>
        <text:list-item>
          <text:p text:style-name="P2">ab-</text:p>
        </text:list-item>
        <text:list-item>
          <text:p text:style-name="P2">aba</text:p>
        </text:list-item>
        <text:list-item>
          <text:p text:style-name="P2">abaca</text:p>
        </text:list-item>
        <text:list-item>
          <text:p text:style-name="P2">abaci</text:p>
        </text:list-item>
        <text:list-item>
          <text:p text:style-name="P2">abaciscus</text:p>
        </text:list-item>
        <text:list-item>
          <text:p text:style-name="P2">aback</text:p>
        </text:list-item>
        <text:list-item>
          <text:p text:style-name="P2">abacus</text:p>
        </text:list-item>
        <text:list-item>
          <text:p text:style-name="P2">abandon</text:p>
        </text:list-item>
        <text:list-item>
          <text:p text:style-name="P3">ability</text:p>
        </text:list-item>
        <text:list-item>
          <text:p text:style-name="P3">able</text:p>
        </text:list-item>
        <text:list-item>
          <text:p text:style-name="P3">achieve</text:p>
        </text:list-item>
        <text:list-item>
          <text:p text:style-name="P3">adlolescence</text:p>
        </text:list-item>
        <text:list-item>
          <text:p text:style-name="P3">and</text:p>
        </text:list-item>
        <text:list-item>
          <text:p text:style-name="P3">Arab</text:p>
        </text:list-item>
        <text:list-item>
          <text:p text:style-name="P3">be</text:p>
        </text:list-item>
        <text:list-item>
          <text:p text:style-name="P3">BST</text:p>
        </text:list-item>
        <text:list-item>
          <text:p text:style-name="P3">buffer zone</text:p>
        </text:list-item>
        <text:list-item>
          <text:p text:style-name="P3">CET</text:p>
        </text:list-item>
        <text:list-item>
          <text:p text:style-name="P3">climatic zone</text:p>
        </text:list-item>
        <text:list-item>
          <text:p text:style-name="P3">combat zone</text:p>
        </text:list-item>
        <text:list-item>
          <text:p text:style-name="P3">comfort zone</text:p>
        </text:list-item>
        <text:list-item>
          <text:p text:style-name="P3">CST</text:p>
        </text:list-item>
        <text:list-item>
          <text:p text:style-name="P3">CT</text:p>
        </text:list-item>
        <text:list-item>
          <text:p text:style-name="P3">denger zone</text:p>
        </text:list-item>
        <text:list-item>
          <text:p text:style-name="P3">demilitarized zone</text:p>
        </text:list-item>
        <text:list-item>
          <text:p text:style-name="P3">EET</text:p>
        </text:list-item>
        <text:list-item>
          <text:p text:style-name="P3">enterprise zone</text:p>
        </text:list-item>
        <text:list-item>
          <text:p text:style-name="P3">EST</text:p>
        </text:list-item>
        <text:list-item>
          <text:p text:style-name="P3">ET</text:p>
        </text:list-item>
        <text:list-item>
          <text:p text:style-name="P3">frigid zone</text:p>
        </text:list-item>
        <text:list-item>
          <text:p text:style-name="P3">gilded youth</text:p>
        </text:list-item>
        <text:list-item>
          <text:p text:style-name="P3">GMT</text:p>
        </text:list-item>
        <text:list-item>
          <text:p text:style-name="P3">good</text:p>
        </text:list-item>
        <text:list-item>
          <text:p text:style-name="P3">Greenwich Mean Time</text:p>
        </text:list-item>
        <text:list-item>
          <text:p text:style-name="P3">HST</text:p>
        </text:list-item>
        <text:list-item>
          <text:p text:style-name="P3">invention</text:p>
        </text:list-item>
        <text:list-item>
          <text:p text:style-name="P3">IST</text:p>
        </text:list-item>
        <text:list-item>
          <text:p text:style-name="P3">MST</text:p>
        </text:list-item>
        <text:list-item>
          <text:p text:style-name="P3">neutral zone</text:p>
        </text:list-item>
        <text:list-item>
          <text:p text:style-name="P3">newness</text:p>
        </text:list-item>
        <text:list-item>
          <text:p text:style-name="P3">no-parking zone</text:p>
        </text:list-item>
        <text:list-item>
          <text:p text:style-name="P3">no-passing zone</text:p>
        </text:list-item>
        <text:list-item>
          <text:p text:style-name="P3">novelty</text:p>
        </text:list-item>
        <text:list-item>
          <text:p text:style-name="P3">occupation zone</text:p>
        </text:list-item>
        <text:list-item>
          <text:p text:style-name="P3">part</text:p>
        </text:list-item>
        <text:list-item>
          <text:p text:style-name="P3">part-exchange</text:p>
        </text:list-item>
        <text:list-item>
          <text:p text:style-name="P5">pint</text:p>
        </text:list-item>
        <text:list-item>
          <text:p text:style-name="P3">PST</text:p>
        </text:list-item>
        <text:list-item>
          <text:p text:style-name="P3">PT</text:p>
        </text:list-item>
        <text:list-item>
          <text:p text:style-name="P3">safety zone</text:p>
        </text:list-item>
        <text:list-item>
          <text:p text:style-name="P3">school zone</text:p>
        </text:list-item>
        <text:list-item>
          <text:p text:style-name="P3">security zone</text:p>
        </text:list-item>
        <text:list-item>
          <text:p text:style-name="P3">temperate zone</text:p>
        </text:list-item>
        <text:list-item>
          <text:p text:style-name="P3">the</text:p>
        </text:list-item>
        <text:list-item>
          <text:p text:style-name="P3">time zone</text:p>
        </text:list-item>
        <text:list-item>
          <text:p text:style-name="P3">torrid zone</text:p>
        </text:list-item>
        <text:list-item>
          <text:p text:style-name="P3">Universal Time</text:p>
        </text:list-item>
        <text:list-item>
          <text:p text:style-name="P4">UT</text:p>
        </text:list-item>
        <text:list-item>
          <text:p text:style-name="P4">war zone</text:p>
        </text:list-item>
        <text:list-item>
          <text:p text:style-name="P4">young people</text:p>
        </text:list-item>
        <text:list-item>
          <text:p text:style-name="P4">youngness</text:p>
        </text:list-item>
        <text:list-item>
          <text:p text:style-name="P4">youth</text:p>
        </text:list-item>
        <text:list-item>
          <text:p text:style-name="P4">z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209in" fo:margin-right="0.4984in" style:writing-mode="lr-tb" style:footnote-max-height="0in" loext:margin-gutter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2:33:26.034398049</meta:creation-date>
    <dc:date>2022-06-12T04:08:11.856570637</dc:date>
    <meta:editing-duration>PT1H34M35S</meta:editing-duration>
    <meta:editing-cycles>25</meta:editing-cycles>
    <meta:generator>LibreOffice/7.3.3.2$Linux_X86_64 LibreOffice_project/d1d0ea68f081ee2800a922cac8f79445e4603348</meta:generator>
    <meta:document-statistic meta:table-count="0" meta:image-count="0" meta:object-count="0" meta:page-count="1" meta:paragraph-count="66" meta:word-count="156" meta:character-count="691" meta:non-whitespace-character-count="667"/>
  </office:meta>
</office:document-meta>
</file>